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784837008" calcext:value-type="float">
            <text:p>1,784837008</text:p>
          </table:table-cell>
          <table:table-cell office:value-type="float" office:value="0.4189270437" calcext:value-type="float">
            <text:p>0,4189270437</text:p>
          </table:table-cell>
          <table:table-cell office:value-type="float" office:value="0.009489074349" calcext:value-type="float">
            <text:p>0,0094890743</text:p>
          </table:table-cell>
          <table:table-cell office:value-type="float" office:value="0.0009157509194" calcext:value-type="float">
            <text:p>0,00091575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817" calcext:value-type="float">
            <text:p>33817</text:p>
          </table:table-cell>
          <table:table-cell office:value-type="float" office:value="1.681417227" calcext:value-type="float">
            <text:p>1,681417227</text:p>
          </table:table-cell>
          <table:table-cell office:value-type="float" office:value="0.4424472749" calcext:value-type="float">
            <text:p>0,4424472749</text:p>
          </table:table-cell>
          <table:table-cell office:value-type="float" office:value="0.002503907541" calcext:value-type="float">
            <text:p>0,0025039075</text:p>
          </table:table-cell>
          <table:table-cell office:value-type="float" office:value="0.0002579783613" calcext:value-type="float">
            <text:p>0,00025797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282" calcext:value-type="float">
            <text:p>34282</text:p>
          </table:table-cell>
          <table:table-cell office:value-type="float" office:value="1.320494652" calcext:value-type="float">
            <text:p>1,320494652</text:p>
          </table:table-cell>
          <table:table-cell office:value-type="float" office:value="0.5344923139" calcext:value-type="float">
            <text:p>0,5344923139</text:p>
          </table:table-cell>
          <table:table-cell office:value-type="float" office:value="0.001451900229" calcext:value-type="float">
            <text:p>0,0014519002</text:p>
          </table:table-cell>
          <table:table-cell table:style-name="ce1" office:value-type="float" office:value="0.00008980825805" calcext:value-type="float">
            <text:p>8,98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562" calcext:value-type="float">
            <text:p>34562</text:p>
          </table:table-cell>
          <table:table-cell office:value-type="float" office:value="1.423230052" calcext:value-type="float">
            <text:p>1,423230052</text:p>
          </table:table-cell>
          <table:table-cell office:value-type="float" office:value="0.5296186805" calcext:value-type="float">
            <text:p>0,5296186805</text:p>
          </table:table-cell>
          <table:table-cell office:value-type="float" office:value="0.001054116292" calcext:value-type="float">
            <text:p>0,0010541163</text:p>
          </table:table-cell>
          <table:table-cell table:style-name="ce1" office:value-type="float" office:value="0.00008908024756" calcext:value-type="float">
            <text:p>8,9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789" calcext:value-type="float">
            <text:p>34789</text:p>
          </table:table-cell>
          <table:table-cell office:value-type="float" office:value="1.549111485" calcext:value-type="float">
            <text:p>1,549111485</text:p>
          </table:table-cell>
          <table:table-cell office:value-type="float" office:value="0.5235050917" calcext:value-type="float">
            <text:p>0,5235050917</text:p>
          </table:table-cell>
          <table:table-cell office:value-type="float" office:value="0.0009292172617" calcext:value-type="float">
            <text:p>0,0009292173</text:p>
          </table:table-cell>
          <table:table-cell table:style-name="ce1" office:value-type="float" office:value="0.0000737474038" calcext:value-type="float">
            <text:p>7,3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953" calcext:value-type="float">
            <text:p>34953</text:p>
          </table:table-cell>
          <table:table-cell office:value-type="float" office:value="1.484750152" calcext:value-type="float">
            <text:p>1,484750152</text:p>
          </table:table-cell>
          <table:table-cell office:value-type="float" office:value="0.4683733582" calcext:value-type="float">
            <text:p>0,4683733582</text:p>
          </table:table-cell>
          <table:table-cell office:value-type="float" office:value="0.0007781072636" calcext:value-type="float">
            <text:p>0,0007781073</text:p>
          </table:table-cell>
          <table:table-cell table:style-name="ce1" office:value-type="float" office:value="0.00007340635057" calcext:value-type="float">
            <text:p>7,3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096" calcext:value-type="float">
            <text:p>35096</text:p>
          </table:table-cell>
          <table:table-cell office:value-type="float" office:value="1.283322334" calcext:value-type="float">
            <text:p>1,283322334</text:p>
          </table:table-cell>
          <table:table-cell office:value-type="float" office:value="0.5525268316" calcext:value-type="float">
            <text:p>0,5525268316</text:p>
          </table:table-cell>
          <table:table-cell office:value-type="float" office:value="0.0005702671479" calcext:value-type="float">
            <text:p>0,0005702671</text:p>
          </table:table-cell>
          <table:table-cell table:style-name="ce1" office:value-type="float" office:value="0.0000877334096" calcext:value-type="float">
            <text:p>8,7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198" calcext:value-type="float">
            <text:p>35198</text:p>
          </table:table-cell>
          <table:table-cell office:value-type="float" office:value="1.452783704" calcext:value-type="float">
            <text:p>1,452783704</text:p>
          </table:table-cell>
          <table:table-cell office:value-type="float" office:value="0.4064704776" calcext:value-type="float">
            <text:p>0,4064704776</text:p>
          </table:table-cell>
          <table:table-cell office:value-type="float" office:value="0.0006998716854" calcext:value-type="float">
            <text:p>0,0006998717</text:p>
          </table:table-cell>
          <table:table-cell table:style-name="ce1" office:value-type="float" office:value="0.00005832263923" calcext:value-type="float">
            <text:p>5,8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344" calcext:value-type="float">
            <text:p>35344</text:p>
          </table:table-cell>
          <table:table-cell office:value-type="float" office:value="1.432431936" calcext:value-type="float">
            <text:p>1,432431936</text:p>
          </table:table-cell>
          <table:table-cell office:value-type="float" office:value="0.5563699007" calcext:value-type="float">
            <text:p>0,5563699007</text:p>
          </table:table-cell>
          <table:table-cell office:value-type="float" office:value="0.0005808297428" calcext:value-type="float">
            <text:p>0,0005808297</text:p>
          </table:table-cell>
          <table:table-cell table:style-name="ce1" office:value-type="float" office:value="0.00002904148641" calcext:value-type="float">
            <text:p>2,9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511" calcext:value-type="float">
            <text:p>35511</text:p>
          </table:table-cell>
          <table:table-cell office:value-type="float" office:value="1.430070519" calcext:value-type="float">
            <text:p>1,430070519</text:p>
          </table:table-cell>
          <table:table-cell office:value-type="float" office:value="0.4598209858" calcext:value-type="float">
            <text:p>0,4598209858</text:p>
          </table:table-cell>
          <table:table-cell office:value-type="float" office:value="0.0009539502207" calcext:value-type="float">
            <text:p>0,0009539502</text:p>
          </table:table-cell>
          <table:table-cell table:style-name="ce1" office:value-type="float" office:value="0.00008672274998" calcext:value-type="float">
            <text:p>8,6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842449069" calcext:value-type="float">
            <text:p>1,4842449069</text:p>
          </table:table-cell>
          <table:table-cell table:formula="of:=AVERAGE([.D2:.D11])" office:value-type="float" office:value="0.48925519586" calcext:value-type="float">
            <text:p>0,4892551959</text:p>
          </table:table-cell>
          <table:table-cell table:formula="of:=AVERAGE([.E2:.E11])" office:value-type="float" office:value="0.00190112417331" calcext:value-type="float">
            <text:p>0,0019011242</text:p>
          </table:table-cell>
          <table:table-cell table:formula="of:=AVERAGE([.F2:.F11])" office:value-type="float" office:value="0.00017615918259" calcext:value-type="float">
            <text:p>0,0001761592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28:37.816034599</dc:date>
    <meta:document-statistic meta:table-count="1" meta:cell-count="70" meta:object-count="0"/>
    <meta:generator>LibreOffice/4.1.4.2$Linux_X86_64 LibreOffice_project/410m0$Build-2</meta:generator>
  </office:meta>
</office:document-meta>
</file>